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>
      <style:text-properties officeooo:paragraph-rsid="0015a3a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Diario di lavoro per lo sviluppo dello store SNGRS</text:span></text:p>
      <text:p text:style-name="P15"><text:span text:style-name="Strong_20_Emphasis">Periodo di sviluppo:</text:span> dal 26 novembre 2024 al 12 dicembre 2024<text:line-break/><text:span text:style-name="Strong_20_Emphasis">Obiettivo:</text:span> Completare l'integrazione tra il primo modulo del progetto e le nuove funzionalità realizzate in JavaScript, con un focus sull'ottimizzazione e il miglioramento del prodotto.</text:p>
      <text:p text:style-name="P15"><text:line-break/><text:span text:style-name="Strong_20_Emphasis">Responsabili del progetto:</text:span> Alessio Bonini e Gabriele Cavalli</text:p>
      <text:p text:style-name="Text_20_body"/>
      <text:p text:style-name="Text_20_body"><text:span text:style-name="Strong_20_Emphasis">26 novembre 2024</text:span><text:line-break/><text:span text:style-name="Strong_20_Emphasis">Attività svolte:</text:span></text:p>
      <text:list text:style-name="L1">
        <text:list-item>
          <text:p text:style-name="P2">Definizione dei temi e funzionalità da implementare con JavaScript.</text:p>
        </text:list-item>
        <text:list-item>
          <text:p text:style-name="P1">Suddivisione dei compiti tra i membri del team.<text:line-break/><text:span text:style-name="Strong_20_Emphasis">Problemi:</text:span> Nessuno riscontrato.</text:p>
          <text:p text:style-name="P1"/>
        </text:list-item>
      </text:list>
      <text:p text:style-name="Text_20_body"><text:span text:style-name="Strong_20_Emphasis">28 novembre 2024</text:span><text:line-break/><text:span text:style-name="Strong_20_Emphasis">Attività svolte:</text:span></text:p>
      <text:list text:style-name="L2">
        <text:list-item>
          <text:p text:style-name="P4">Avvio della progettazione con sviluppo di:</text:p>
          <text:list>
            <text:list-item>
              <text:p text:style-name="P4">Sezione carrello.</text:p>
            </text:list-item>
            <text:list-item>
              <text:p text:style-name="P4">Funzionalità per aggiungere quantità ai prodotti e finalizzare l'acquisto.</text:p>
            </text:list-item>
            <text:list-item>
              <text:p text:style-name="P4">Modulo per i pagamenti.<text:line-break/><text:span text:style-name="Strong_20_Emphasis">Problemi:</text:span></text:p>
            </text:list-item>
          </text:list>
        </text:list-item>
        <text:list-item>
          <text:p text:style-name="P4">Difficoltà iniziale con la visualizzazione delle quantità di prodotto nel carrello e l'aggiornamento delle modifiche.<text:line-break/><text:span text:style-name="Strong_20_Emphasis">Soluzioni:</text:span></text:p>
        </text:list-item>
        <text:list-item>
          <text:p text:style-name="P3">Consultazione della documentazione online, che ha permesso di risolvere il problema in pochi giorni.</text:p>
          <text:p text:style-name="P3"/>
        </text:list-item>
      </text:list>
      <text:p text:style-name="Text_20_body"><text:span text:style-name="Strong_20_Emphasis">3 dicembre 2024</text:span><text:line-break/><text:span text:style-name="Strong_20_Emphasis">Attività svolte:</text:span></text:p>
      <text:list text:style-name="L3">
        <text:list-item>
          <text:p text:style-name="P5">Raffinamento delle funzionalità del carrello e completamento della sezione.<text:line-break/><text:span text:style-name="Strong_20_Emphasis">Problemi:</text:span> Nessuno.</text:p>
          <text:p text:style-name="P5"/>
        </text:list-item>
      </text:list>
      <text:p text:style-name="Text_20_body"><text:span text:style-name="Strong_20_Emphasis">5 dicembre 2024</text:span><text:line-break/><text:span text:style-name="Strong_20_Emphasis">Attività svolte:</text:span></text:p>
      <text:list text:style-name="L4">
        <text:list-item>
          <text:p text:style-name="P7">Aggiornamento della grafica nelle pagine di acquisto, con aggiunta di elementi come quantità e taglie.<text:line-break/><text:span text:style-name="Strong_20_Emphasis">Problemi:</text:span></text:p>
        </text:list-item>
        <text:list-item>
          <text:p text:style-name="P7">Mancata sincronizzazione tra la grafica aggiornata e la sezione carrello.<text:line-break/><text:span text:style-name="Strong_20_Emphasis">Soluzioni:</text:span></text:p>
        </text:list-item>
        <text:list-item>
          <text:p text:style-name="P6">Confronto tra i membri del team e approfondimento della documentazione disponibile.</text:p>
        </text:list-item>
      </text:list>
      <text:p text:style-name="Text_20_body"><text:soft-page-break/><text:span text:style-name="Strong_20_Emphasis">6 dicembre 2024</text:span><text:line-break/><text:span text:style-name="Strong_20_Emphasis">Attività svolte:</text:span></text:p>
      <text:list text:style-name="L5">
        <text:list-item>
          <text:p text:style-name="P9">Verifica del corretto funzionamento di tutte le funzionalità implementate fino a quel momento.<text:line-break/><text:span text:style-name="Strong_20_Emphasis">Problemi:</text:span></text:p>
        </text:list-item>
        <text:list-item>
          <text:p text:style-name="P9">Alcuni bug minori riscontrati durante i test.<text:line-break/><text:span text:style-name="Strong_20_Emphasis">Soluzioni:</text:span></text:p>
        </text:list-item>
        <text:list-item>
          <text:p text:style-name="P8">Debug in collaborazione tra i membri del team.</text:p>
          <text:p text:style-name="P8"/>
        </text:list-item>
      </text:list>
      <text:p text:style-name="Text_20_body"><text:span text:style-name="Strong_20_Emphasis">7 dicembre 2024</text:span><text:line-break/><text:span text:style-name="Strong_20_Emphasis">Attività svolte:</text:span></text:p>
      <text:list text:style-name="L6">
        <text:list-item>
          <text:p text:style-name="P11">Creazione di una sezione dedicata alla registrazione di carte elettroniche per i pagamenti.<text:line-break/><text:span text:style-name="Strong_20_Emphasis">Problemi:</text:span></text:p>
        </text:list-item>
        <text:list-item>
          <text:p text:style-name="P11">Difficoltà nell'integrazione della nuova sezione nel progetto.<text:line-break/><text:span text:style-name="Strong_20_Emphasis">Soluzioni:</text:span></text:p>
        </text:list-item>
        <text:list-item>
          <text:p text:style-name="P10">Consultazione della documentazione, con successiva implementazione corretta.</text:p>
          <text:p text:style-name="P10"/>
        </text:list-item>
      </text:list>
      <text:p text:style-name="Text_20_body"><text:span text:style-name="Strong_20_Emphasis">10 dicembre 2024</text:span><text:line-break/><text:span text:style-name="Strong_20_Emphasis">Attività svolte:</text:span></text:p>
      <text:list text:style-name="L7">
        <text:list-item>
          <text:p text:style-name="P13">Proseguimento dei lavori sulla pagina di pagamento.<text:line-break/><text:span text:style-name="Strong_20_Emphasis">Problemi:</text:span></text:p>
        </text:list-item>
        <text:list-item>
          <text:p text:style-name="P13">La pagina presentava bug che compromettevano il funzionamento.<text:line-break/><text:span text:style-name="Strong_20_Emphasis">Soluzioni:</text:span></text:p>
        </text:list-item>
        <text:list-item>
          <text:p text:style-name="P12">Confronto e lavoro congiunto per risolvere il problema.</text:p>
          <text:p text:style-name="P12"/>
        </text:list-item>
      </text:list>
      <text:p text:style-name="Text_20_body"><text:span text:style-name="Strong_20_Emphasis">11 dicembre 2024</text:span><text:line-break/><text:span text:style-name="Strong_20_Emphasis">Attività svolte:</text:span></text:p>
      <text:list text:style-name="L8">
        <text:list-item>
          <text:p text:style-name="P14">Completamento e collaudo della sezione di pagamento, con simulazione di registrazione di una carta elettronica.<text:line-break/><text:span text:style-name="Strong_20_Emphasis">Problemi:</text:span> Nessuno riscontrat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7:59:25.295000000</meta:creation-date>
    <dc:date>2024-12-11T18:00:58.878000000</dc:date>
    <meta:editing-duration>PT1M33S</meta:editing-duration>
    <meta:editing-cycles>1</meta:editing-cycles>
    <meta:document-statistic meta:table-count="0" meta:image-count="0" meta:object-count="0" meta:page-count="2" meta:paragraph-count="39" meta:word-count="344" meta:character-count="2344" meta:non-whitespace-character-count="2060"/>
    <meta:generator>LibreOffice/24.2.5.2$Windows_X86_64 LibreOffice_project/bffef4ea93e59bebbeaf7f431bb02b1a39ee8a59</meta:generator>
  </office:meta>
</office:document-meta>
</file>